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Normal" style:family="paragraph">
      <style:text-properties fo:font-weight="bold" style:font-weight-asian="bold" style:font-weight-complex="bold"/>
    </style:style>
    <style:style style:name="P3" style:parent-style-name="Normal" style:family="paragraph">
      <style:paragraph-properties fo:margin-left="0.1972in">
        <style:tab-stops/>
      </style:paragraph-properties>
    </style:style>
    <style:style style:name="P4" style:parent-style-name="Normal" style:family="paragraph">
      <style:text-properties fo:font-weight="bold" style:font-weight-asian="bold" style:font-weight-complex="bold"/>
    </style:style>
    <style:style style:name="P5" style:parent-style-name="Normal" style:family="paragraph">
      <style:paragraph-properties fo:margin-left="0.1972in">
        <style:tab-stops/>
      </style:paragraph-properties>
    </style:style>
    <style:style style:name="P6" style:parent-style-name="Normal" style:family="paragraph">
      <style:paragraph-properties fo:margin-left="0.1972in">
        <style:tab-stops/>
      </style:paragraph-properties>
    </style:style>
    <style:style style:name="P7" style:parent-style-name="Normal" style:family="paragraph">
      <style:paragraph-properties fo:margin-left="0.1972in">
        <style:tab-stops/>
      </style:paragraph-properties>
    </style:style>
    <style:style style:name="P8" style:parent-style-name="Normal" style:family="paragraph">
      <style:paragraph-properties fo:margin-left="0.1972in">
        <style:tab-stops/>
      </style:paragraph-properties>
    </style:style>
    <style:style style:name="P9" style:parent-style-name="Normal" style:family="paragraph">
      <style:text-properties fo:font-weight="bold" style:font-weight-asian="bold" style:font-weight-complex="bold"/>
    </style:style>
    <style:style style:name="P10" style:parent-style-name="Normal" style:family="paragraph">
      <style:paragraph-properties fo:margin-left="0.1972in">
        <style:tab-stops/>
      </style:paragraph-properties>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style:style>
    <style:style style:name="P16" style:parent-style-name="Normal" style:family="paragraph">
      <style:paragraph-properties fo:margin-left="0.1972in">
        <style:tab-stops/>
      </style:paragraph-propertie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P19" style:parent-style-name="Normal" style:family="paragraph">
      <style:paragraph-properties fo:margin-left="0.1972in">
        <style:tab-stops/>
      </style:paragraph-propertie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Normal" style:family="paragraph">
      <style:text-properties fo:font-weight="bold" style:font-weight-asian="bold" style:font-weight-complex="bold"/>
    </style:style>
    <style:style style:name="P22" style:parent-style-name="Normal" style:family="paragraph">
      <style:paragraph-properties fo:margin-left="0.1972in">
        <style:tab-stops/>
      </style:paragraph-properties>
    </style:style>
    <style:style style:name="P23" style:parent-style-name="Normal" style:family="paragraph">
      <style:paragraph-properties fo:margin-left="0.1972in">
        <style:tab-stops/>
      </style:paragraph-properties>
    </style:style>
    <style:style style:name="P24" style:parent-style-name="Normal" style:family="paragraph">
      <style:paragraph-properties fo:margin-left="0.1972in">
        <style:tab-stops/>
      </style:paragraph-properties>
    </style:style>
    <style:style style:name="P25" style:parent-style-name="Normal" style:family="paragraph">
      <style:paragraph-properties fo:margin-left="0.1972in">
        <style:tab-stops/>
      </style:paragraph-properties>
    </style:style>
    <style:style style:name="P26" style:parent-style-name="Normal" style:family="paragraph">
      <style:paragraph-properties fo:margin-left="0.1972in">
        <style:tab-stops/>
      </style:paragraph-properties>
    </style:style>
    <style:style style:name="P27" style:parent-style-name="Normal" style:family="paragraph">
      <style:paragraph-properties fo:margin-left="0.1972in">
        <style:tab-stops/>
      </style:paragraph-properties>
    </style:style>
    <style:style style:name="P28" style:parent-style-name="Normal" style:family="paragraph">
      <style:paragraph-properties fo:margin-left="0.1972in">
        <style:tab-stops/>
      </style:paragraph-properties>
    </style:style>
    <style:style style:name="P29" style:parent-style-name="Normal" style:family="paragraph">
      <style:paragraph-properties fo:margin-left="0.1972in">
        <style:tab-stops/>
      </style:paragraph-properties>
    </style:style>
    <style:style style:name="P30" style:parent-style-name="Normal" style:family="paragraph">
      <style:paragraph-properties fo:margin-left="0.1972in">
        <style:tab-stops/>
      </style:paragraph-properties>
    </style:style>
    <style:style style:name="P31" style:parent-style-name="Normal" style:family="paragraph">
      <style:paragraph-properties fo:margin-left="0.1972in">
        <style:tab-stops/>
      </style:paragraph-properties>
    </style:style>
    <style:style style:name="P32" style:parent-style-name="Normal" style:family="paragraph">
      <style:paragraph-properties fo:margin-left="0.1972in">
        <style:tab-stops/>
      </style:paragraph-properties>
    </style:style>
  </office:automatic-styles>
  <office:body>
    <office:text text:use-soft-page-breaks="true">
      <text:p text:style-name="P1">D. SABAR</text:p>
      <text:p text:style-name="P2">1. Pengertian Sabar</text:p>
      <text:p text:style-name="P3">Sabar merupakan sebuah istilah yang berasal dari bahasa Arab,<text:s/>رَ َصب<text:s/>َyang berarti menahan, mencegah atau tabah. Sedangkan dari segi istilahnya, sabar adalah menahan diri dari sifat kegundahan dan rasa emosi, kemudian menahan lisan dari keluh kesah serta menahan anggota tubuh dari perbuatan yang tidak terarah. Jadi sabar di sini adalah suatu kekuatan, daya positif yang mendorong jiwa untuk menunaikan suatu kewajiban. Di samping itu pula bahwa sabar adalah suatu kekuatan yang menghalangi seseorang untuk melakukan kejahatan. Orang yang sabar akan tahan menerima hal-hal yang tidak disenangi atau tidak mengenakkan dengan ridha dan menyerahkan diri kepada Allah Swt. Sabar merupakan salah satu kunci untuk meraih kebahagiaan dan ketenangan hidup.</text:p>
      <text:p text:style-name="P4">2. Dalil Naqli Perintah Sabar</text:p>
      <text:p text:style-name="P5">1) Firman Allah Swt. dalam Al Qur’an surah Luqman ayat 17, sebagai berikut:<text:line-break/>Artinya: “Hai anakku, Dirikanlah shalat dan suruhlah (manusia) mengerjakan yang baik dan cegahlah (mereka) dari perbuatan yang mungkar dan Bersabarlah terhadap apa yang menimpa kamu. Sesungguhnya yang demikian itu termasuk hal- hal yang diwajibkan (oleh Allah).” (QS. Luqman [31]:17)</text:p>
      <text:p text:style-name="P6">2) Firman Allah Swt. dalam Al Qur’an surah Ali Imran ayat 200, sebagai berikut:<text:line-break/>Artinya: “Hai orang-orang yang beriman, Bersabarlah kamu dan kuatkanlah kesabaranmu dan tetaplah bersiap siaga (di perbatasan negerimu) dan bertakwalah kepada Allah, supaya kamu beruntung.” (QS. Ali Imran [3]:200)</text:p>
      <text:p text:style-name="P7">3) Firman Allah Swt. dalam Al Qur’an surah Al-Baqarah ayat 155-156, sebagai berikut:<text:line-break/>Artinya: “Dan sungguh akan kami berikan cobaan kepadamu, dengan sedikit ketakutan, kelaparan, kekurangan harta, jiwa dan buah-buahan. dan berikanlah berita gembira kepada orang-orang yang sabar. (yaitu) orang-orang yang apabila ditimpa musibah, mereka mengucapkan: "Inna lillaahi wa innaa ilaihi raaji'uun". (QS. Al-Baqarah [2]:155-156)</text:p>
      <text:p text:style-name="P8">4) Firman Allah Swt. dalam Al Qur’an surah An-Nahl ayat 126-127, sebagai berikut:<text:line-break/>Artinya: “Dan jika kamu memberikan balasan, Maka balaslah dengan balasan yang sama dengan siksaan yang ditimpakan kepadamu. akan tetapi jika kamu bersabar, Sesungguhnya Itulah yang lebih baik bagi orang-orang yang sabar. Bersabarlah (hai Muhammad) dan tiadalah kesabaranmu itu melainkan dengan pertolongan Allah dan janganlah kamu bersedih hati terhadap (kekafiran) mereka dan janganlah kamu bersempit dada terhadap apa yang mereka tipu dayakan.” (QS. An-Nahl [16]:126-127)</text:p>
      <text:p text:style-name="P9">3. Bentuk dan Ciri-ciri Perilaku Sabar</text:p>
      <text:p text:style-name="P10"><text:span text:style-name="T11">Menurut Imam Ghazali sabar dibagi menjadi tiga macam, yakni:</text:span><text:span text:style-name="T12"><text:line-break/></text:span>1) Sabar dalam taat kepada Allah Swt.<text:line-break/>2) Sabar dalam menghindari maksiat.<text:line-break/>3) Sabar saat menghadapi ujian atau musibah dari Allah Swt.<text:line-break/><text:span text:style-name="T13">Adapun ciri-ciri perilaku sabar antara lain:</text:span><text:span text:style-name="T14"><text:line-break/></text:span>1) Memiliki emosi yang stabil dan tidak mudah terpengaruh oleh keadaan dan lingkungan.<text:line-break/>2) Tidak marah dan tidak membalas bila didzalimi orang lain.<text:line-break/>3) Tidak mau menyakiti orang lain.<text:line-break/><text:soft-page-break/>4) Memiliki tutur kata dan budi pekerti yang baik.<text:line-break/>5) Selalu menghormati orang lain, baik dalam perkataan maupun perbuatannya.</text:p>
      <text:p text:style-name="P15">4. Dampak Positif dalam Membiasakan Perilaku Sabar</text:p>
      <text:p text:style-name="P16"><text:span text:style-name="T17">Untuk membiasakan diri berperilaku sabar, maka hal-hal berikut ini yang bisa dilakukan, antara lain:</text:span><text:span text:style-name="T18"><text:line-break/></text:span>1) Selalu ingat bahwa marah tidak menyelesaikan masalah<text:line-break/>2) Bergaul dengan teman-teman yang baik<text:line-break/>3) Hati-hati dalam bergaul dengan teman yang memiliki karakter mudah emosional<text:line-break/>4) Yakin bahwa orang yang sabar akan dekat dengan Allah Swt.</text:p>
      <text:p text:style-name="P19"><text:span text:style-name="T20">Adapun dampak positif apabila kita membiasakan perilaku sabar adalah:</text:span><text:line-break/>1) Dapat membendung tipu daya setan, walaupun mereka punya kuasa atau kekuatan yang besar.<text:line-break/>2) Allah Swt. menjamin kenikmatan dunia dan akhirat kepada orang-orang yang sabar.<text:line-break/>3) Mendapatkan ampunan dan pahala yang besar dari Allah Swt.<text:line-break/>4) Akan berhasil atau sukses dalam kehidupannya, baik kehidupan dunia maupun akhirat</text:p>
      <text:p text:style-name="P21">5. Contoh Perilaku Sabar</text:p>
      <text:p text:style-name="P22">1) Betapa berharganya waktu bagiku. Tiap detiknya kuberharap jadi kebermanfaatan. Lalu saat ini antrian masih menunjukkan nomor 003. Haruskahku terus menunduk menyelancari dunia maya?</text:p>
      <text:p text:style-name="P23">Hanya ada satu teller yang aktif. Lalu, perlu memakan waktu sepuluh menit disetiap nomor antrian. Lantas aku akan menunggu lebih kurang tiga jam. Ini benar sia-sia. Ah, tak kubiarkan ini.</text:p>
      <text:p text:style-name="P24">Pada antrian 005, aku sudah dalam ketidaksabaran yang memuncak. Aku mendatangi teller dan menunjukkan emosiku.</text:p>
      <text:p text:style-name="P25">"Ini mana teller yang lain. Meja lain kosong kenapa tidak diisi yang lain. Bagaimana pelayanan kalian?"</text:p>
      <text:p text:style-name="P26">"Bapak mohon maaf, bapak datang saat masa-masa perayaan hari besar agama. Jadi personil kami banyak yang cuti pak."</text:p>
      <text:p text:style-name="P27">"Mohon maaf atas ketidaknyamanannya, tapi kami akan berusaha melayani semaksimal mungkin," ucap teller dengan sabar.</text:p>
      <text:p text:style-name="P28">Orang-orang lain yang duduk mengantri memandangku dengan sinis. Aku kembali ke tempat antrian.</text:p>
      <text:p text:style-name="P29">Tapi kesabaranku sudah habis pada antrian ke 17. Aku berdiri memporakporandakan banner-banner.</text:p>
      <text:p text:style-name="P30">"Lama sekali ini. Sudah lama sekali aku menunggu, ini perbuatan yang tidak bermanfaat. Sialan kalian. Aku tidak pernah membuat hal-hal yang tidak bermanfaat seperti ini," ucapku dengan nada tinggi.</text:p>
      <text:p text:style-name="P31">"Kami sudah memberikan keterangan lewat spanduk di luar dan banner-banner di dalam sini. Bahwa pelayanan kami kurang maksimal karena keterbatasan personil,"</text:p>
      <text:p text:style-name="P32">"Mohon maaf pak, dengan tingkah laku bapak seperti ini. Secara tidak sadar bapak telah melakukan hal yang tidak bermanfaat," ucap teller tadi sambil membereskan banner-banner yang jatuh karena ulahk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na Arumi</meta:initial-creator>
    <dc:creator>Luna Arumi</dc:creator>
    <meta:creation-date>2022-10-22T07:45:00Z</meta:creation-date>
    <dc:date>2022-10-23T13:21:00Z</dc:date>
    <meta:template xlink:href="Normal" xlink:type="simple"/>
    <meta:editing-cycles>2</meta:editing-cycles>
    <meta:editing-duration>PT105000S</meta:editing-duration>
    <meta:document-statistic meta:page-count="2" meta:paragraph-count="10" meta:word-count="805" meta:character-count="5389" meta:row-count="38" meta:non-whitespace-character-count="4594"/>
  </office:meta>
</office:document-meta>
</file>